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785392" calcext:value-type="float">
            <text:p>9785392</text:p>
          </table:table-cell>
          <table:table-cell office:value-type="float" office:value="85895048" calcext:value-type="float">
            <text:p>85895048</text:p>
          </table:table-cell>
          <table:table-cell office:value-type="float" office:value="32237664" calcext:value-type="float">
            <text:p>32237664</text:p>
          </table:table-cell>
          <table:table-cell office:value-type="float" office:value="30237696" calcext:value-type="float">
            <text:p>30237696</text:p>
          </table:table-cell>
          <table:table-cell office:value-type="float" office:value="30230000" calcext:value-type="float">
            <text:p>30230000</text:p>
          </table:table-cell>
          <table:table-cell/>
          <table:table-cell table:formula="of:=([.B2]-[.O$2])^2" office:value-type="float" office:value="29228689296" calcext:value-type="float">
            <text:p>29228689296</text:p>
          </table:table-cell>
          <table:table-cell table:formula="of:=([.C2]-[.P$2])^2" office:value-type="float" office:value="166883361384.955" calcext:value-type="float">
            <text:p>166883361384.955</text:p>
          </table:table-cell>
          <table:table-cell table:formula="of:=([.D2]-[.Q$2])^2" office:value-type="float" office:value="3431744394010.23" calcext:value-type="float">
            <text:p>3431744394010.23</text:p>
          </table:table-cell>
          <table:table-cell table:formula="of:=([.E2]-[.R$2])^2" office:value-type="float" office:value="1401569960192.64" calcext:value-type="float">
            <text:p>1401569960192.64</text:p>
          </table:table-cell>
          <table:table-cell table:formula="of:=([.F2]-[.S$2])^2" office:value-type="float" office:value="14085132288.6402" calcext:value-type="float">
            <text:p>14085132288.64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9956356" calcext:value-type="float">
            <text:p>9956356</text:p>
          </table:table-cell>
          <table:table-cell table:formula="of:=AVERAGE([.C2:.C11])" office:value-type="float" office:value="86303561.6" calcext:value-type="float">
            <text:p>86303561.6</text:p>
          </table:table-cell>
          <table:table-cell table:formula="of:=AVERAGE([.D2:.D11])" office:value-type="float" office:value="34090160.8" calcext:value-type="float">
            <text:p>34090160.8</text:p>
          </table:table-cell>
          <table:table-cell table:formula="of:=AVERAGE([.E2:.E11])" office:value-type="float" office:value="31421575.2" calcext:value-type="float">
            <text:p>31421575.2</text:p>
          </table:table-cell>
          <table:table-cell table:formula="of:=AVERAGE([.F2:.F11])" office:value-type="float" office:value="30348680.8" calcext:value-type="float">
            <text:p>30348680.8</text:p>
          </table:table-cell>
        </table:table-row>
        <table:table-row table:style-name="ro1">
          <table:table-cell/>
          <table:table-cell office:value-type="float" office:value="9824552" calcext:value-type="float">
            <text:p>9824552</text:p>
          </table:table-cell>
          <table:table-cell office:value-type="float" office:value="85938048" calcext:value-type="float">
            <text:p>85938048</text:p>
          </table:table-cell>
          <table:table-cell office:value-type="float" office:value="32381536" calcext:value-type="float">
            <text:p>32381536</text:p>
          </table:table-cell>
          <table:table-cell office:value-type="float" office:value="30355704" calcext:value-type="float">
            <text:p>30355704</text:p>
          </table:table-cell>
          <table:table-cell office:value-type="float" office:value="30281784" calcext:value-type="float">
            <text:p>30281784</text:p>
          </table:table-cell>
          <table:table-cell/>
          <table:table-cell table:formula="of:=([.B3]-[.O$2])^2" office:value-type="float" office:value="17372294416" calcext:value-type="float">
            <text:p>17372294416</text:p>
          </table:table-cell>
          <table:table-cell table:formula="of:=([.C3]-[.P$2])^2" office:value-type="float" office:value="133600191784.956" calcext:value-type="float">
            <text:p>133600191784.956</text:p>
          </table:table-cell>
          <table:table-cell table:formula="of:=([.D3]-[.Q$2])^2" office:value-type="float" office:value="2919398707175.03" calcext:value-type="float">
            <text:p>2919398707175.03</text:p>
          </table:table-cell>
          <table:table-cell table:formula="of:=([.E3]-[.R$2])^2" office:value-type="float" office:value="1136081414989.44" calcext:value-type="float">
            <text:p>1136081414989.44</text:p>
          </table:table-cell>
          <table:table-cell table:formula="of:=([.F3]-[.S$2])^2" office:value-type="float" office:value="4475181850.2401" calcext:value-type="float">
            <text:p>4475181850.2401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4994945321.6" calcext:value-type="float">
            <text:p>14994945321.6</text:p>
          </table:table-cell>
          <table:table-cell table:formula="of:=SUM([.I2:.I11])/10" office:value-type="float" office:value="164191127792.64" calcext:value-type="float">
            <text:p>164191127792.64</text:p>
          </table:table-cell>
          <table:table-cell table:formula="of:=SUM([.J2:.J11])/10" office:value-type="float" office:value="6769309025554.56" calcext:value-type="float">
            <text:p>6769309025554.56</text:p>
          </table:table-cell>
          <table:table-cell table:formula="of:=SUM([.K2:.K11])/10" office:value-type="float" office:value="3317685507308.16" calcext:value-type="float">
            <text:p>3317685507308.16</text:p>
          </table:table-cell>
          <table:table-cell table:formula="of:=SUM([.L2:.L11])/10" office:value-type="float" office:value="10962366175.36" calcext:value-type="float">
            <text:p>10962366175.36</text:p>
          </table:table-cell>
        </table:table-row>
        <table:table-row table:style-name="ro1">
          <table:table-cell/>
          <table:table-cell office:value-type="float" office:value="9902816" calcext:value-type="float">
            <text:p>9902816</text:p>
          </table:table-cell>
          <table:table-cell office:value-type="float" office:value="86052664" calcext:value-type="float">
            <text:p>86052664</text:p>
          </table:table-cell>
          <table:table-cell office:value-type="float" office:value="32400952" calcext:value-type="float">
            <text:p>32400952</text:p>
          </table:table-cell>
          <table:table-cell office:value-type="float" office:value="30485056" calcext:value-type="float">
            <text:p>30485056</text:p>
          </table:table-cell>
          <table:table-cell office:value-type="float" office:value="30284952" calcext:value-type="float">
            <text:p>30284952</text:p>
          </table:table-cell>
          <table:table-cell/>
          <table:table-cell table:formula="of:=([.B4]-[.O$2])^2" office:value-type="float" office:value="2866531600" calcext:value-type="float">
            <text:p>2866531600</text:p>
          </table:table-cell>
          <table:table-cell table:formula="of:=([.C4]-[.P$2])^2" office:value-type="float" office:value="62949605685.757" calcext:value-type="float">
            <text:p>62949605685.757</text:p>
          </table:table-cell>
          <table:table-cell table:formula="of:=([.D4]-[.Q$2])^2" office:value-type="float" office:value="2853426369997.43" calcext:value-type="float">
            <text:p>2853426369997.43</text:p>
          </table:table-cell>
          <table:table-cell table:formula="of:=([.E4]-[.R$2])^2" office:value-type="float" office:value="877068211968.639" calcext:value-type="float">
            <text:p>877068211968.639</text:p>
          </table:table-cell>
          <table:table-cell table:formula="of:=([.F4]-[.S$2])^2" office:value-type="float" office:value="4061359949.4401" calcext:value-type="float">
            <text:p>4061359949.4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2888" calcext:value-type="float">
            <text:p>9912888</text:p>
          </table:table-cell>
          <table:table-cell office:value-type="float" office:value="86119968" calcext:value-type="float">
            <text:p>86119968</text:p>
          </table:table-cell>
          <table:table-cell office:value-type="float" office:value="32454152" calcext:value-type="float">
            <text:p>32454152</text:p>
          </table:table-cell>
          <table:table-cell office:value-type="float" office:value="30682792" calcext:value-type="float">
            <text:p>30682792</text:p>
          </table:table-cell>
          <table:table-cell office:value-type="float" office:value="30289784" calcext:value-type="float">
            <text:p>30289784</text:p>
          </table:table-cell>
          <table:table-cell/>
          <table:table-cell table:formula="of:=([.B5]-[.O$2])^2" office:value-type="float" office:value="1889467024" calcext:value-type="float">
            <text:p>1889467024</text:p>
          </table:table-cell>
          <table:table-cell table:formula="of:=([.C5]-[.P$2])^2" office:value-type="float" office:value="33706609960.9578" calcext:value-type="float">
            <text:p>33706609960.9578</text:p>
          </table:table-cell>
          <table:table-cell table:formula="of:=([.D5]-[.Q$2])^2" office:value-type="float" office:value="2676524793677.43" calcext:value-type="float">
            <text:p>2676524793677.43</text:p>
          </table:table-cell>
          <table:table-cell table:formula="of:=([.E5]-[.R$2])^2" office:value-type="float" office:value="545800616602.239" calcext:value-type="float">
            <text:p>545800616602.239</text:p>
          </table:table-cell>
          <table:table-cell table:formula="of:=([.F5]-[.S$2])^2" office:value-type="float" office:value="3468833050.24009" calcext:value-type="float">
            <text:p>3468833050.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 calcext:value-type="float">
            <text:p>9919272</text:p>
          </table:table-cell>
          <table:table-cell office:value-type="float" office:value="86141744" calcext:value-type="float">
            <text:p>86141744</text:p>
          </table:table-cell>
          <table:table-cell office:value-type="float" office:value="32875664" calcext:value-type="float">
            <text:p>32875664</text:p>
          </table:table-cell>
          <table:table-cell office:value-type="float" office:value="30785792" calcext:value-type="float">
            <text:p>30785792</text:p>
          </table:table-cell>
          <table:table-cell office:value-type="float" office:value="30327408" calcext:value-type="float">
            <text:p>30327408</text:p>
          </table:table-cell>
          <table:table-cell/>
          <table:table-cell table:formula="of:=([.B6]-[.O$2])^2" office:value-type="float" office:value="1375223056" calcext:value-type="float">
            <text:p>1375223056</text:p>
          </table:table-cell>
          <table:table-cell table:formula="of:=([.C6]-[.P$2])^2" office:value-type="float" office:value="26184935669.7581" calcext:value-type="float">
            <text:p>26184935669.7581</text:p>
          </table:table-cell>
          <table:table-cell table:formula="of:=([.D6]-[.Q$2])^2" office:value-type="float" office:value="1475002477210.23" calcext:value-type="float">
            <text:p>1475002477210.23</text:p>
          </table:table-cell>
          <table:table-cell table:formula="of:=([.E6]-[.R$2])^2" office:value-type="float" office:value="404220277402.239" calcext:value-type="float">
            <text:p>404220277402.239</text:p>
          </table:table-cell>
          <table:table-cell table:formula="of:=([.F6]-[.S$2])^2" office:value-type="float" office:value="452532019.840032" calcext:value-type="float">
            <text:p>452532019.84003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926696" calcext:value-type="float">
            <text:p>9926696</text:p>
          </table:table-cell>
          <table:table-cell office:value-type="float" office:value="86196728" calcext:value-type="float">
            <text:p>86196728</text:p>
          </table:table-cell>
          <table:table-cell office:value-type="float" office:value="33103120" calcext:value-type="float">
            <text:p>33103120</text:p>
          </table:table-cell>
          <table:table-cell office:value-type="float" office:value="30796960" calcext:value-type="float">
            <text:p>30796960</text:p>
          </table:table-cell>
          <table:table-cell office:value-type="float" office:value="30342560" calcext:value-type="float">
            <text:p>30342560</text:p>
          </table:table-cell>
          <table:table-cell/>
          <table:table-cell table:formula="of:=([.B7]-[.O$2])^2" office:value-type="float" office:value="879715600" calcext:value-type="float">
            <text:p>879715600</text:p>
          </table:table-cell>
          <table:table-cell table:formula="of:=([.C7]-[.P$2])^2" office:value-type="float" office:value="11413418088.9587" calcext:value-type="float">
            <text:p>11413418088.9587</text:p>
          </table:table-cell>
          <table:table-cell table:formula="of:=([.D7]-[.Q$2])^2" office:value-type="float" office:value="974249540864.634" calcext:value-type="float">
            <text:p>974249540864.634</text:p>
          </table:table-cell>
          <table:table-cell table:formula="of:=([.E7]-[.R$2])^2" office:value-type="float" office:value="390144148071.039" calcext:value-type="float">
            <text:p>390144148071.039</text:p>
          </table:table-cell>
          <table:table-cell table:formula="of:=([.F7]-[.S$2])^2" office:value-type="float" office:value="37464192.6400091" calcext:value-type="float">
            <text:p>37464192.640009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9938156" calcext:value-type="float">
            <text:p>9938156</text:p>
          </table:table-cell>
          <table:table-cell table:formula="of:=AVERAGE([.C4:.C9])" office:value-type="float" office:value="86181778.6666667" calcext:value-type="float">
            <text:p>86181778.6666667</text:p>
          </table:table-cell>
          <table:table-cell table:formula="of:=AVERAGE([.D4:.D9])" office:value-type="float" office:value="32985885.3333333" calcext:value-type="float">
            <text:p>32985885.3333333</text:p>
          </table:table-cell>
          <table:table-cell table:formula="of:=AVERAGE([.E4:.E9])" office:value-type="float" office:value="30821488" calcext:value-type="float">
            <text:p>30821488</text:p>
          </table:table-cell>
          <table:table-cell table:formula="of:=AVERAGE([.F4:.F9])" office:value-type="float" office:value="30328280" calcext:value-type="float">
            <text:p>30328280</text:p>
          </table:table-cell>
        </table:table-row>
        <table:table-row table:style-name="ro1">
          <table:table-cell/>
          <table:table-cell office:value-type="float" office:value="9969664" calcext:value-type="float">
            <text:p>9969664</text:p>
          </table:table-cell>
          <table:table-cell office:value-type="float" office:value="86251952" calcext:value-type="float">
            <text:p>86251952</text:p>
          </table:table-cell>
          <table:table-cell office:value-type="float" office:value="33486528" calcext:value-type="float">
            <text:p>33486528</text:p>
          </table:table-cell>
          <table:table-cell office:value-type="float" office:value="30983072" calcext:value-type="float">
            <text:p>30983072</text:p>
          </table:table-cell>
          <table:table-cell office:value-type="float" office:value="30356952" calcext:value-type="float">
            <text:p>30356952</text:p>
          </table:table-cell>
          <table:table-cell/>
          <table:table-cell table:formula="of:=([.B8]-[.O$2])^2" office:value-type="float" office:value="177102864" calcext:value-type="float">
            <text:p>177102864</text:p>
          </table:table-cell>
          <table:table-cell table:formula="of:=([.C8]-[.P$2])^2" office:value-type="float" office:value="2663550812.15938" calcext:value-type="float">
            <text:p>2663550812.15938</text:p>
          </table:table-cell>
          <table:table-cell table:formula="of:=([.D8]-[.Q$2])^2" office:value-type="float" office:value="364372557235.836" calcext:value-type="float">
            <text:p>364372557235.836</text:p>
          </table:table-cell>
          <table:table-cell table:formula="of:=([.E8]-[.R$2])^2" office:value-type="float" office:value="192285056410.239" calcext:value-type="float">
            <text:p>192285056410.239</text:p>
          </table:table-cell>
          <table:table-cell table:formula="of:=([.F8]-[.S$2])^2" office:value-type="float" office:value="68412749.4399877" calcext:value-type="float">
            <text:p>68412749.4399877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1111138460" calcext:value-type="float">
            <text:p>1111138460</text:p>
          </table:table-cell>
          <table:table-cell table:formula="of:=SUM([.I4:.I9])/8" office:value-type="float" office:value="17187091797.1189" calcext:value-type="float">
            <text:p>17187091797.1189</text:p>
          </table:table-cell>
          <table:table-cell table:formula="of:=SUM([.J4:.J9])/8" office:value-type="float" office:value="1073607870138.08" calcext:value-type="float">
            <text:p>1073607870138.08</text:p>
          </table:table-cell>
          <table:table-cell table:formula="of:=SUM([.K4:.K9])/8" office:value-type="float" office:value="307592336342.879" calcext:value-type="float">
            <text:p>307592336342.879</text:p>
          </table:table-cell>
          <table:table-cell table:formula="of:=SUM([.L4:.L9])/8" office:value-type="float" office:value="1057845168.48002" calcext:value-type="float">
            <text:p>1057845168.48002</text:p>
          </table:table-cell>
        </table:table-row>
        <table:table-row table:style-name="ro1">
          <table:table-cell/>
          <table:table-cell office:value-type="float" office:value="9997600" calcext:value-type="float">
            <text:p>9997600</text:p>
          </table:table-cell>
          <table:table-cell office:value-type="float" office:value="86327616" calcext:value-type="float">
            <text:p>86327616</text:p>
          </table:table-cell>
          <table:table-cell office:value-type="float" office:value="33594896" calcext:value-type="float">
            <text:p>33594896</text:p>
          </table:table-cell>
          <table:table-cell office:value-type="float" office:value="31195256" calcext:value-type="float">
            <text:p>31195256</text:p>
          </table:table-cell>
          <table:table-cell office:value-type="float" office:value="30368024" calcext:value-type="float">
            <text:p>30368024</text:p>
          </table:table-cell>
          <table:table-cell/>
          <table:table-cell table:formula="of:=([.B9]-[.O$2])^2" office:value-type="float" office:value="1701067536" calcext:value-type="float">
            <text:p>1701067536</text:p>
          </table:table-cell>
          <table:table-cell table:formula="of:=([.C9]-[.P$2])^2" office:value-type="float" office:value="578614159.360287" calcext:value-type="float">
            <text:p>578614159.360287</text:p>
          </table:table-cell>
          <table:table-cell table:formula="of:=([.D9]-[.Q$2])^2" office:value-type="float" office:value="245287222119.037" calcext:value-type="float">
            <text:p>245287222119.037</text:p>
          </table:table-cell>
          <table:table-cell table:formula="of:=([.E9]-[.R$2])^2" office:value-type="float" office:value="51220380288.6397" calcext:value-type="float">
            <text:p>51220380288.6397</text:p>
          </table:table-cell>
          <table:table-cell table:formula="of:=([.F9]-[.S$2])^2" office:value-type="float" office:value="374159386.239971" calcext:value-type="float">
            <text:p>374159386.239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93056" calcext:value-type="float">
            <text:p>10093056</text:p>
          </table:table-cell>
          <table:table-cell office:value-type="float" office:value="86866408" calcext:value-type="float">
            <text:p>86866408</text:p>
          </table:table-cell>
          <table:table-cell office:value-type="float" office:value="38524800" calcext:value-type="float">
            <text:p>38524800</text:p>
          </table:table-cell>
          <table:table-cell office:value-type="float" office:value="31994520" calcext:value-type="float">
            <text:p>31994520</text:p>
          </table:table-cell>
          <table:table-cell office:value-type="float" office:value="30370056" calcext:value-type="float">
            <text:p>30370056</text:p>
          </table:table-cell>
          <table:table-cell/>
          <table:table-cell table:formula="of:=([.B10]-[.O$2])^2" office:value-type="float" office:value="18686890000" calcext:value-type="float">
            <text:p>18686890000</text:p>
          </table:table-cell>
          <table:table-cell table:formula="of:=([.C10]-[.P$2])^2" office:value-type="float" office:value="316796069992.967" calcext:value-type="float">
            <text:p>316796069992.967</text:p>
          </table:table-cell>
          <table:table-cell table:formula="of:=([.D10]-[.Q$2])^2" office:value-type="float" office:value="19666024834176.7" calcext:value-type="float">
            <text:p>19666024834176.7</text:p>
          </table:table-cell>
          <table:table-cell table:formula="of:=([.E10]-[.R$2])^2" office:value-type="float" office:value="328265743847.041" calcext:value-type="float">
            <text:p>328265743847.041</text:p>
          </table:table-cell>
          <table:table-cell table:formula="of:=([.F10]-[.S$2])^2" office:value-type="float" office:value="456899175.039968" calcext:value-type="float">
            <text:p>456899175.039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31624" calcext:value-type="float">
            <text:p>10231624</text:p>
          </table:table-cell>
          <table:table-cell office:value-type="float" office:value="87245440" calcext:value-type="float">
            <text:p>87245440</text:p>
          </table:table-cell>
          <table:table-cell office:value-type="float" office:value="39842296" calcext:value-type="float">
            <text:p>39842296</text:p>
          </table:table-cell>
          <table:table-cell office:value-type="float" office:value="36698904" calcext:value-type="float">
            <text:p>36698904</text:p>
          </table:table-cell>
          <table:table-cell office:value-type="float" office:value="30635288" calcext:value-type="float">
            <text:p>30635288</text:p>
          </table:table-cell>
          <table:table-cell/>
          <table:table-cell table:formula="of:=([.B11]-[.O$2])^2" office:value-type="float" office:value="75772471824" calcext:value-type="float">
            <text:p>75772471824</text:p>
          </table:table-cell>
          <table:table-cell table:formula="of:=([.C11]-[.P$2])^2" office:value-type="float" office:value="887134920386.571" calcext:value-type="float">
            <text:p>887134920386.571</text:p>
          </table:table-cell>
          <table:table-cell table:formula="of:=([.D11]-[.Q$2])^2" office:value-type="float" office:value="33087059359079.1" calcext:value-type="float">
            <text:p>33087059359079.1</text:p>
          </table:table-cell>
          <table:table-cell table:formula="of:=([.E11]-[.R$2])^2" office:value-type="float" office:value="27850199263309.4" calcext:value-type="float">
            <text:p>27850199263309.4</text:p>
          </table:table-cell>
          <table:table-cell table:formula="of:=([.F11]-[.S$2])^2" office:value-type="float" office:value="82143687091.8396" calcext:value-type="float">
            <text:p>82143687091.8396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75176" calcext:value-type="float">
            <text:p>21275176</text:p>
          </table:table-cell>
          <table:table-cell office:value-type="float" office:value="207934432" calcext:value-type="float">
            <text:p>207934432</text:p>
          </table:table-cell>
          <table:table-cell office:value-type="float" office:value="81435824" calcext:value-type="float">
            <text:p>81435824</text:p>
          </table:table-cell>
          <table:table-cell office:value-type="float" office:value="59831936" calcext:value-type="float">
            <text:p>59831936</text:p>
          </table:table-cell>
          <table:table-cell office:value-type="float" office:value="71368504" calcext:value-type="float">
            <text:p>71368504</text:p>
          </table:table-cell>
          <table:table-cell/>
          <table:table-cell table:formula="of:=([.B15]-[.O$15])^2" office:value-type="float" office:value="340176207781049" calcext:value-type="float">
            <text:p>340176207781049</text:p>
          </table:table-cell>
          <table:table-cell table:formula="of:=([.C15]-[.P$15])^2" office:value-type="float" office:value="9.6066577870519E+015" calcext:value-type="float">
            <text:p>9606657787051900</text:p>
          </table:table-cell>
          <table:table-cell table:formula="of:=([.D15]-[.Q$15])^2" office:value-type="float" office:value="3.99184735362062E+015" calcext:value-type="float">
            <text:p>3991847353620620</text:p>
          </table:table-cell>
          <table:table-cell table:formula="of:=([.E15]-[.R$15])^2" office:value-type="float" office:value="4.10595256000893E+015" calcext:value-type="float">
            <text:p>4105952560008930</text:p>
          </table:table-cell>
          <table:table-cell table:formula="of:=([.F15]-[.S$15])^2" office:value-type="float" office:value="1.60239161305346E+015" calcext:value-type="float">
            <text:p>1602391613053460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5:.B24])" office:value-type="float" office:value="39719042.4" calcext:value-type="float">
            <text:p>39719042.4</text:p>
          </table:table-cell>
          <table:table-cell table:formula="of:=AVERAGE([.C15:.C24])" office:value-type="float" office:value="305947991.2" calcext:value-type="float">
            <text:p>305947991.2</text:p>
          </table:table-cell>
          <table:table-cell table:formula="of:=AVERAGE([.D15:.D24])" office:value-type="float" office:value="144616892" calcext:value-type="float">
            <text:p>144616892</text:p>
          </table:table-cell>
          <table:table-cell table:formula="of:=AVERAGE([.E15:.E24])" office:value-type="float" office:value="123909643.2" calcext:value-type="float">
            <text:p>123909643.2</text:p>
          </table:table-cell>
          <table:table-cell table:formula="of:=AVERAGE([.F15:.F24])" office:value-type="float" office:value="111398388" calcext:value-type="float">
            <text:p>111398388</text:p>
          </table:table-cell>
        </table:table-row>
        <table:table-row table:style-name="ro1">
          <table:table-cell/>
          <table:table-cell office:value-type="float" office:value="21447488" calcext:value-type="float">
            <text:p>21447488</text:p>
          </table:table-cell>
          <table:table-cell office:value-type="float" office:value="218525128" calcext:value-type="float">
            <text:p>218525128</text:p>
          </table:table-cell>
          <table:table-cell office:value-type="float" office:value="81578216" calcext:value-type="float">
            <text:p>81578216</text:p>
          </table:table-cell>
          <table:table-cell office:value-type="float" office:value="65029176" calcext:value-type="float">
            <text:p>65029176</text:p>
          </table:table-cell>
          <table:table-cell office:value-type="float" office:value="78835616" calcext:value-type="float">
            <text:p>78835616</text:p>
          </table:table-cell>
          <table:table-cell/>
          <table:table-cell table:formula="of:=([.B16]-[.O$15])^2" office:value-type="float" office:value="333849700192159" calcext:value-type="float">
            <text:p>333849700192159</text:p>
          </table:table-cell>
          <table:table-cell table:formula="of:=([.C16]-[.P$15])^2" office:value-type="float" office:value="7.64275701008591E+015" calcext:value-type="float">
            <text:p>7642757010085910</text:p>
          </table:table-cell>
          <table:table-cell table:formula="of:=([.D16]-[.Q$15])^2" office:value-type="float" office:value="3.97387467183298E+015" calcext:value-type="float">
            <text:p>3973874671832980</text:p>
          </table:table-cell>
          <table:table-cell table:formula="of:=([.E16]-[.R$15])^2" office:value-type="float" office:value="3.46690941769028E+015" calcext:value-type="float">
            <text:p>3466909417690280</text:p>
          </table:table-cell>
          <table:table-cell table:formula="of:=([.F16]-[.S$15])^2" office:value-type="float" office:value="1.06033412032398E+015" calcext:value-type="float">
            <text:p>1060334120323980</text:p>
          </table:table-cell>
          <table:table-cell/>
          <table:table-cell office:value-type="string" calcext:value-type="string">
            <text:p>varianza</text:p>
          </table:table-cell>
          <table:table-cell table:formula="of:=SUM([.H15:.H24])/10" office:value-type="float" office:value="263278809809831" calcext:value-type="float">
            <text:p>263278809809831</text:p>
          </table:table-cell>
          <table:table-cell table:formula="of:=SUM([.I15:.I24])/10" office:value-type="float" office:value="1.07276161139011E+016" calcext:value-type="float">
            <text:p>10727616113901100</text:p>
          </table:table-cell>
          <table:table-cell table:formula="of:=SUM([.J15:.J24])/10" office:value-type="float" office:value="3.13016608256076E+015" calcext:value-type="float">
            <text:p>3130166082560760</text:p>
          </table:table-cell>
          <table:table-cell table:formula="of:=SUM([.K15:.K24])/10" office:value-type="float" office:value="4.11234618349128E+015" calcext:value-type="float">
            <text:p>4112346183491280</text:p>
          </table:table-cell>
          <table:table-cell table:formula="of:=SUM([.L15:.L24])/10" office:value-type="float" office:value="1.05237773987166E+015" calcext:value-type="float">
            <text:p>1052377739871660</text:p>
          </table:table-cell>
        </table:table-row>
        <table:table-row table:style-name="ro1">
          <table:table-cell/>
          <table:table-cell office:value-type="float" office:value="26371816" calcext:value-type="float">
            <text:p>26371816</text:p>
          </table:table-cell>
          <table:table-cell office:value-type="float" office:value="218811608" calcext:value-type="float">
            <text:p>218811608</text:p>
          </table:table-cell>
          <table:table-cell office:value-type="float" office:value="81743768" calcext:value-type="float">
            <text:p>81743768</text:p>
          </table:table-cell>
          <table:table-cell office:value-type="float" office:value="72139136" calcext:value-type="float">
            <text:p>72139136</text:p>
          </table:table-cell>
          <table:table-cell office:value-type="float" office:value="81253168" calcext:value-type="float">
            <text:p>81253168</text:p>
          </table:table-cell>
          <table:table-cell/>
          <table:table-cell table:formula="of:=([.B17]-[.O$15])^2" office:value-type="float" office:value="178148452572857" calcext:value-type="float">
            <text:p>178148452572857</text:p>
          </table:table-cell>
          <table:table-cell table:formula="of:=([.C17]-[.P$15])^2" office:value-type="float" office:value="7.59274927717724E+015" calcext:value-type="float">
            <text:p>7592749277177240</text:p>
          </table:table-cell>
          <table:table-cell table:formula="of:=([.D17]-[.Q$15])^2" office:value-type="float" office:value="3.95302972151938E+015" calcext:value-type="float">
            <text:p>3953029721519380</text:p>
          </table:table-cell>
          <table:table-cell table:formula="of:=([.E17]-[.R$15])^2" office:value-type="float" office:value="2.68018541574525E+015" calcext:value-type="float">
            <text:p>2680185415745250</text:p>
          </table:table-cell>
          <table:table-cell table:formula="of:=([.F17]-[.S$15])^2" office:value-type="float" office:value="908734288848400" calcext:value-type="float">
            <text:p>9087342888484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132664" calcext:value-type="float">
            <text:p>28132664</text:p>
          </table:table-cell>
          <table:table-cell office:value-type="float" office:value="234747840" calcext:value-type="float">
            <text:p>234747840</text:p>
          </table:table-cell>
          <table:table-cell office:value-type="float" office:value="118045232" calcext:value-type="float">
            <text:p>118045232</text:p>
          </table:table-cell>
          <table:table-cell office:value-type="float" office:value="72803336" calcext:value-type="float">
            <text:p>72803336</text:p>
          </table:table-cell>
          <table:table-cell office:value-type="float" office:value="89094792" calcext:value-type="float">
            <text:p>89094792</text:p>
          </table:table-cell>
          <table:table-cell/>
          <table:table-cell table:formula="of:=([.B18]-[.O$15])^2" office:value-type="float" office:value="134244164427987" calcext:value-type="float">
            <text:p>134244164427987</text:p>
          </table:table-cell>
          <table:table-cell table:formula="of:=([.C18]-[.P$15])^2" office:value-type="float" office:value="5.06946153090286E+015" calcext:value-type="float">
            <text:p>5069461530902860</text:p>
          </table:table-cell>
          <table:table-cell table:formula="of:=([.D18]-[.Q$15])^2" office:value-type="float" office:value="706053115155600" calcext:value-type="float">
            <text:p>706053115155600</text:p>
          </table:table-cell>
          <table:table-cell table:formula="of:=([.E18]-[.R$15])^2" office:value-type="float" office:value="2.61185463562077E+015" calcext:value-type="float">
            <text:p>2611854635620770</text:p>
          </table:table-cell>
          <table:table-cell table:formula="of:=([.F18]-[.S$15])^2" office:value-type="float" office:value="497450394531216" calcext:value-type="float">
            <text:p>49745039453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08864" calcext:value-type="float">
            <text:p>39008864</text:p>
          </table:table-cell>
          <table:table-cell office:value-type="float" office:value="240391872" calcext:value-type="float">
            <text:p>240391872</text:p>
          </table:table-cell>
          <table:table-cell office:value-type="float" office:value="124533912" calcext:value-type="float">
            <text:p>124533912</text:p>
          </table:table-cell>
          <table:table-cell office:value-type="float" office:value="82224392" calcext:value-type="float">
            <text:p>82224392</text:p>
          </table:table-cell>
          <table:table-cell office:value-type="float" office:value="106810800" calcext:value-type="float">
            <text:p>106810800</text:p>
          </table:table-cell>
          <table:table-cell/>
          <table:table-cell table:formula="of:=([.B19]-[.O$15])^2" office:value-type="float" office:value="504353359826.558" calcext:value-type="float">
            <text:p>504353359826.558</text:p>
          </table:table-cell>
          <table:table-cell table:formula="of:=([.C19]-[.P$15])^2" office:value-type="float" office:value="4.29760476456461E+015" calcext:value-type="float">
            <text:p>4297604764564610</text:p>
          </table:table-cell>
          <table:table-cell table:formula="of:=([.D19]-[.Q$15])^2" office:value-type="float" office:value="403326085680400" calcext:value-type="float">
            <text:p>403326085680400</text:p>
          </table:table-cell>
          <table:table-cell table:formula="of:=([.E19]-[.R$15])^2" office:value-type="float" office:value="1.7376601676071E+015" calcext:value-type="float">
            <text:p>1737660167607100</text:p>
          </table:table-cell>
          <table:table-cell table:formula="of:=([.F19]-[.S$15])^2" office:value-type="float" office:value="21045963657744" calcext:value-type="float">
            <text:p>2104596365774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39264760" calcext:value-type="float">
            <text:p>39264760</text:p>
          </table:table-cell>
          <table:table-cell office:value-type="float" office:value="263411752" calcext:value-type="float">
            <text:p>263411752</text:p>
          </table:table-cell>
          <table:table-cell office:value-type="float" office:value="152869312" calcext:value-type="float">
            <text:p>152869312</text:p>
          </table:table-cell>
          <table:table-cell office:value-type="float" office:value="96864656" calcext:value-type="float">
            <text:p>96864656</text:p>
          </table:table-cell>
          <table:table-cell office:value-type="float" office:value="109268216" calcext:value-type="float">
            <text:p>109268216</text:p>
          </table:table-cell>
          <table:table-cell/>
          <table:table-cell table:formula="of:=([.B20]-[.O$15])^2" office:value-type="float" office:value="206372498949.759" calcext:value-type="float">
            <text:p>206372498949.759</text:p>
          </table:table-cell>
          <table:table-cell table:formula="of:=([.C20]-[.P$15])^2" office:value-type="float" office:value="1.80933164527962E+015" calcext:value-type="float">
            <text:p>1809331645279620</text:p>
          </table:table-cell>
          <table:table-cell table:formula="of:=([.D20]-[.Q$15])^2" office:value-type="float" office:value="68102435856400" calcext:value-type="float">
            <text:p>68102435856400</text:p>
          </table:table-cell>
          <table:table-cell table:formula="of:=([.E20]-[.R$15])^2" office:value-type="float" office:value="731431332648164" calcext:value-type="float">
            <text:p>731431332648164</text:p>
          </table:table-cell>
          <table:table-cell table:formula="of:=([.F20]-[.S$15])^2" office:value-type="float" office:value="4537632749584" calcext:value-type="float">
            <text:p>453763274958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7:.B22])" office:value-type="float" office:value="37552202.6666667" calcext:value-type="float">
            <text:p>37552202.6666667</text:p>
          </table:table-cell>
          <table:table-cell table:formula="of:=AVERAGE([.C17:.C22])" office:value-type="float" office:value="277676369.333333" calcext:value-type="float">
            <text:p>277676369.333333</text:p>
          </table:table-cell>
          <table:table-cell table:formula="of:=AVERAGE([.D17:.D22])" office:value-type="float" office:value="137316424" calcext:value-type="float">
            <text:p>137316424</text:p>
          </table:table-cell>
          <table:table-cell table:formula="of:=AVERAGE([.E17:.E22])" office:value-type="float" office:value="109944480" calcext:value-type="float">
            <text:p>109944480</text:p>
          </table:table-cell>
          <table:table-cell table:formula="of:=AVERAGE([.F17:.F22])" office:value-type="float" office:value="105054204" calcext:value-type="float">
            <text:p>105054204</text:p>
          </table:table-cell>
        </table:table-row>
        <table:table-row table:style-name="ro1">
          <table:table-cell/>
          <table:table-cell office:value-type="float" office:value="45416912" calcext:value-type="float">
            <text:p>45416912</text:p>
          </table:table-cell>
          <table:table-cell office:value-type="float" office:value="323858232" calcext:value-type="float">
            <text:p>323858232</text:p>
          </table:table-cell>
          <table:table-cell office:value-type="float" office:value="158338280" calcext:value-type="float">
            <text:p>158338280</text:p>
          </table:table-cell>
          <table:table-cell office:value-type="float" office:value="154112320" calcext:value-type="float">
            <text:p>154112320</text:p>
          </table:table-cell>
          <table:table-cell office:value-type="float" office:value="115465424" calcext:value-type="float">
            <text:p>115465424</text:p>
          </table:table-cell>
          <table:table-cell/>
          <table:table-cell table:formula="of:=([.B21]-[.O$15])^2" office:value-type="float" office:value="32465717978604.2" calcext:value-type="float">
            <text:p>32465717978604.2</text:p>
          </table:table-cell>
          <table:table-cell table:formula="of:=([.C21]-[.P$15])^2" office:value-type="float" office:value="320776725513985" calcext:value-type="float">
            <text:p>320776725513985</text:p>
          </table:table-cell>
          <table:table-cell table:formula="of:=([.D21]-[.Q$15])^2" office:value-type="float" office:value="188276488646544" calcext:value-type="float">
            <text:p>188276488646544</text:p>
          </table:table-cell>
          <table:table-cell table:formula="of:=([.E21]-[.R$15])^2" office:value-type="float" office:value="912201685885258" calcext:value-type="float">
            <text:p>912201685885258</text:p>
          </table:table-cell>
          <table:table-cell table:formula="of:=([.F21]-[.S$15])^2" office:value-type="float" office:value="16540781825296" calcext:value-type="float">
            <text:p>16540781825296</text:p>
          </table:table-cell>
          <table:table-cell/>
          <table:table-cell office:value-type="string" calcext:value-type="string">
            <text:p>varianza</text:p>
          </table:table-cell>
          <table:table-cell table:formula="of:=SUM([.H17:.H22])/8" office:value-type="float" office:value="50039574253482.7" calcext:value-type="float">
            <text:p>50039574253482.7</text:p>
          </table:table-cell>
          <table:table-cell table:formula="of:=SUM([.I17:.I22])/8" office:value-type="float" office:value="3.16417322105337E+015" calcext:value-type="float">
            <text:p>3164173221053370</text:p>
          </table:table-cell>
          <table:table-cell table:formula="of:=SUM([.J17:.J22])/8" office:value-type="float" office:value="904118849772028" calcext:value-type="float">
            <text:p>904118849772028</text:p>
          </table:table-cell>
          <table:table-cell table:formula="of:=SUM([.K17:.K22])/8" office:value-type="float" office:value="1.4990795910426E+015" calcext:value-type="float">
            <text:p>1499079591042600</text:p>
          </table:table-cell>
          <table:table-cell table:formula="of:=SUM([.L17:.L22])/8" office:value-type="float" office:value="217310133931292" calcext:value-type="float">
            <text:p>217310133931292</text:p>
          </table:table-cell>
        </table:table-row>
        <table:table-row table:style-name="ro1">
          <table:table-cell/>
          <table:table-cell office:value-type="float" office:value="47118200" calcext:value-type="float">
            <text:p>47118200</text:p>
          </table:table-cell>
          <table:table-cell office:value-type="float" office:value="384836912" calcext:value-type="float">
            <text:p>384836912</text:p>
          </table:table-cell>
          <table:table-cell office:value-type="float" office:value="188368040" calcext:value-type="float">
            <text:p>188368040</text:p>
          </table:table-cell>
          <table:table-cell office:value-type="float" office:value="181523040" calcext:value-type="float">
            <text:p>181523040</text:p>
          </table:table-cell>
          <table:table-cell office:value-type="float" office:value="128432824" calcext:value-type="float">
            <text:p>128432824</text:p>
          </table:table-cell>
          <table:table-cell/>
          <table:table-cell table:formula="of:=([.B22]-[.O$15])^2" office:value-type="float" office:value="54747533189637.8" calcext:value-type="float">
            <text:p>54747533189637.8</text:p>
          </table:table-cell>
          <table:table-cell table:formula="of:=([.C22]-[.P$15])^2" office:value-type="float" office:value="6.22346182498868E+015" calcext:value-type="float">
            <text:p>6223461824988680</text:p>
          </table:table-cell>
          <table:table-cell table:formula="of:=([.D22]-[.Q$15])^2" office:value-type="float" office:value="1.9141629513179E+015" calcext:value-type="float">
            <text:p>1914162951317900</text:p>
          </table:table-cell>
          <table:table-cell table:formula="of:=([.E22]-[.R$15])^2" office:value-type="float" office:value="3.31930349083425E+015" calcext:value-type="float">
            <text:p>3319303490834250</text:p>
          </table:table-cell>
          <table:table-cell table:formula="of:=([.F22]-[.S$15])^2" office:value-type="float" office:value="290172009838096" calcext:value-type="float">
            <text:p>290172009838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77224" calcext:value-type="float">
            <text:p>51877224</text:p>
          </table:table-cell>
          <table:table-cell office:value-type="float" office:value="454520976" calcext:value-type="float">
            <text:p>454520976</text:p>
          </table:table-cell>
          <table:table-cell office:value-type="float" office:value="200912720" calcext:value-type="float">
            <text:p>200912720</text:p>
          </table:table-cell>
          <table:table-cell office:value-type="float" office:value="217657256" calcext:value-type="float">
            <text:p>217657256</text:p>
          </table:table-cell>
          <table:table-cell office:value-type="float" office:value="166708968" calcext:value-type="float">
            <text:p>166708968</text:p>
          </table:table-cell>
          <table:table-cell/>
          <table:table-cell table:formula="of:=([.B23]-[.O$15])^2" office:value-type="float" office:value="147821379818579" calcext:value-type="float">
            <text:p>147821379818579</text:p>
          </table:table-cell>
          <table:table-cell table:formula="of:=([.C23]-[.P$15])^2" office:value-type="float" office:value="2.2073931812381E+016" calcext:value-type="float">
            <text:p>22073931812381000</text:p>
          </table:table-cell>
          <table:table-cell table:formula="of:=([.D23]-[.Q$15])^2" office:value-type="float" office:value="3.16922025020558E+015" calcext:value-type="float">
            <text:p>3169220250205580</text:p>
          </table:table-cell>
          <table:table-cell table:formula="of:=([.E23]-[.R$15])^2" office:value-type="float" office:value="8.78861490569872E+015" calcext:value-type="float">
            <text:p>8788614905698720</text:p>
          </table:table-cell>
          <table:table-cell table:formula="of:=([.F23]-[.S$15])^2" office:value-type="float" office:value="3.0592602599364E+015" calcext:value-type="float">
            <text:p>30592602599364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277320" calcext:value-type="float">
            <text:p>77277320</text:p>
          </table:table-cell>
          <table:table-cell office:value-type="float" office:value="512441160" calcext:value-type="float">
            <text:p>512441160</text:p>
          </table:table-cell>
          <table:table-cell office:value-type="float" office:value="258343616" calcext:value-type="float">
            <text:p>258343616</text:p>
          </table:table-cell>
          <table:table-cell office:value-type="float" office:value="236911184" calcext:value-type="float">
            <text:p>236911184</text:p>
          </table:table-cell>
          <table:table-cell office:value-type="float" office:value="166745568" calcext:value-type="float">
            <text:p>166745568</text:p>
          </table:table-cell>
          <table:table-cell/>
          <table:table-cell table:formula="of:=([.B24]-[.O$15])^2" office:value-type="float" office:value="1.41062421627866E+015" calcext:value-type="float">
            <text:p>1410624216278660</text:p>
          </table:table-cell>
          <table:table-cell table:formula="of:=([.C24]-[.P$15])^2" office:value-type="float" office:value="4.26394287610653E+016" calcext:value-type="float">
            <text:p>42639428761065300</text:p>
          </table:table-cell>
          <table:table-cell table:formula="of:=([.D24]-[.Q$15])^2" office:value-type="float" office:value="1.29337677517722E+016" calcext:value-type="float">
            <text:p>12933767751772200</text:p>
          </table:table-cell>
          <table:table-cell table:formula="of:=([.E24]-[.R$15])^2" office:value-type="float" office:value="1.27693482231741E+016" calcext:value-type="float">
            <text:p>12769348223174100</text:p>
          </table:table-cell>
          <table:table-cell table:formula="of:=([.F24]-[.S$15])^2" office:value-type="float" office:value="3.0633103339524E+015" calcext:value-type="float">
            <text:p>30633103339524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04:05.186239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05:11.090179928</dc:date>
    <meta:generator>LibreOffice/4.2.6.3$Linux_X86_64 LibreOffice_project/420m0$Build-3</meta:generator>
    <meta:editing-duration>P0D</meta:editing-duration>
    <meta:editing-cycles>2</meta:editing-cycles>
    <meta:document-statistic meta:table-count="1" meta:cell-count="294" meta:object-count="0"/>
  </office:meta>
</office:document-meta>
</file>